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729fcf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779cm" svg:height="0.962cm" svg:x="5.745cm" svg:y="8.703cm">
          <draw:text-box>
            <text:p>Back Cove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808cm" fo:page-height="21.0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4T15:07:02.252719667</meta:creation-date>
    <dc:date>2021-08-24T15:18:28.995417453</dc:date>
    <meta:editing-duration>PT11M27S</meta:editing-duration>
    <meta:editing-cycles>2</meta:editing-cycles>
    <meta:generator>LibreOffice/7.1.5.2$Linux_X86_64 LibreOffice_project/10$Build-2</meta:generator>
    <meta:document-statistic meta:object-count="1"/>
  </office:meta>
</office:document-meta>
</file>